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B0000005C5961E45230130060.png" manifest:media-type="image/png"/>
  <manifest:file-entry manifest:full-path="Pictures/100000010000005C0000003A639FFCDD4C1EF55B.png" manifest:media-type="image/png"/>
  <manifest:file-entry manifest:full-path="Pictures/100000010000004B0000003A1F435288FCCEC3F0.png" manifest:media-type="image/png"/>
  <manifest:file-entry manifest:full-path="Pictures/100000010000005C0000003AEAE9E9E2FBCA60B3.png" manifest:media-type="image/png"/>
  <manifest:file-entry manifest:full-path="Pictures/100000010000004B0000005CF21668F2669967B1.png" manifest:media-type="image/png"/>
  <manifest:file-entry manifest:full-path="Pictures/100000010000004B0000003A3502FC4DCF8BA170.png" manifest:media-type="image/png"/>
  <manifest:file-entry manifest:full-path="Pictures/1000000100000064000000648054BA2EFE2C1B18.png" manifest:media-type="image/png"/>
  <manifest:file-entry manifest:full-path="Pictures/10000001000000640000006488CDF88BD6F7CB8E.png" manifest:media-type="image/png"/>
  <manifest:file-entry manifest:full-path="Pictures/100000010000025000000064CEAFE39C8D87B01C.png" manifest:media-type="image/png"/>
  <manifest:file-entry manifest:full-path="Pictures/100000010000004B0000003A69D2F16AE2DB315D.png" manifest:media-type="image/png"/>
  <manifest:file-entry manifest:full-path="Pictures/10000001000000430000003ABFF5E18A18E6D617.png" manifest:media-type="image/png"/>
  <manifest:file-entry manifest:full-path="Pictures/100000010000003A0000003A81D4DA587EB5AB0F.png" manifest:media-type="image/png"/>
  <manifest:file-entry manifest:full-path="Pictures/10000001000000430000003A6EB37A9672025BB2.png" manifest:media-type="image/png"/>
  <manifest:file-entry manifest:full-path="Pictures/10000001000000430000003A1962F94A442E7D43.png" manifest:media-type="image/png"/>
  <manifest:file-entry manifest:full-path="Pictures/10000001000000430000003A1AFAE757F9768401.png" manifest:media-type="image/png"/>
  <manifest:file-entry manifest:full-path="Pictures/10000001000000430000003A6EA0D983496CE6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opacity="40%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IsKLF="true" KLFInputLatex="v_0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dl8w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75" KLFImageHeightPx="58" KLFImageWidthCm="0.51" KLFImageHeightCm="0.39" KLFImageAspectRatio="1.293" KLFImageOrigWidthCm="0.32" KLFImageOrigHeightCm="0.25" OOoLatexArgs="12§display§v_0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IsKLF="true" KLFInputLatex="v_1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dl8x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75" KLFImageHeightPx="58" KLFImageWidthCm="0.51" KLFImageHeightCm="0.39" KLFImageAspectRatio="1.293" KLFImageOrigWidthCm="0.32" KLFImageOrigHeightCm="0.25" OOoLatexArgs="12§display§v_1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IsKLF="true" KLFInputLatex="w_0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d18w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92" KLFImageHeightPx="58" KLFImageWidthCm="0.62" KLFImageHeightCm="0.39" KLFImageAspectRatio="1.586" KLFImageOrigWidthCm="0.39" KLFImageOrigHeightCm="0.25" OOoLatexArgs="12§display§w_0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IsKLF="true" KLFInputLatex="w_1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d18x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92" KLFImageHeightPx="58" KLFImageWidthCm="0.62" KLFImageHeightCm="0.39" KLFImageAspectRatio="1.586" KLFImageOrigWidthCm="0.39" KLFImageOrigHeightCm="0.25" OOoLatexArgs="12§display§w_1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IsKLF="true" KLFInputLatex="f_a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Zl9h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75" KLFImageHeightPx="92" KLFImageWidthCm="0.51" KLFImageHeightCm="0.62" KLFImageAspectRatio="0.815" KLFImageOrigWidthCm="0.32" KLFImageOrigHeightCm="0.39" OOoLatexArgs="12§display§f_a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IsKLF="true" KLFInputLatex="f_b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Zl9i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75" KLFImageHeightPx="92" KLFImageWidthCm="0.51" KLFImageHeightCm="0.62" KLFImageAspectRatio="0.815" KLFImageOrigWidthCm="0.32" KLFImageOrigHeightCm="0.39" OOoLatexArgs="12§display§f_b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heads_20_5" draw:marker-end-width="0.3cm" draw:stroke-linejoin="round" draw:fill="none" draw:textarea-vertical-align="middle"/>
    </style:style>
    <style:style style:name="gr11" style:family="graphic" style:parent-style-name="Object_20_with_20_no_20_fill_20_and_20_no_20_line">
      <style:graphic-properties IsKLF="true" KLFInputLatex="\theta_{ab}'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XHRoZXRhX3thYn0n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100" KLFImageHeightPx="100" KLFImageWidthCm="0.68" KLFImageHeightCm="0.68" KLFImageAspectRatio="1.000" KLFImageOrigWidthCm="0.42" KLFImageOrigHeightCm="0.42" OOoLatexArgs="12§display§\theta_{ab}'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IsKLF="true" KLFInputLatex="\theta_{ba}'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XHRoZXRhX3tiYX0n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100" KLFImageHeightPx="100" KLFImageWidthCm="0.68" KLFImageHeightCm="0.68" KLFImageAspectRatio="1.000" KLFImageOrigWidthCm="0.42" KLFImageOrigHeightCm="0.42" OOoLatexArgs="12§display§\theta_{ba}'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IsKLF="true" KLFInputLatex="\theta_{ab} = -\theta_{ab}' + \theta_{ba}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XHRoZXRhX3thYn0gPSAtXHRoZXRhX3thYn0nICsgXHRoZXRhX3tiYX0=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592" KLFImageHeightPx="100" KLFImageWidthCm="4.01" KLFImageHeightCm="0.68" KLFImageAspectRatio="5.920" KLFImageOrigWidthCm="2.51" KLFImageOrigHeightCm="0.42" OOoLatexArgs="12§display§\theta_{ab} = -\theta_{ab}' + \theta_{ba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opacity="59%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opacity="65%" draw:textarea-vertical-align="middle"/>
    </style:style>
    <style:style style:name="gr17" style:family="graphic" style:parent-style-name="objectwithoutfill">
      <style:graphic-properties draw:stroke="dash" draw:stroke-dash="Dot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8" style:family="graphic" style:parent-style-name="Object_20_with_20_no_20_fill_20_and_20_no_20_line">
      <style:graphic-properties IsKLF="true" KLFInputLatex="v_6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dl82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75" KLFImageHeightPx="58" KLFImageWidthCm="0.51" KLFImageHeightCm="0.39" KLFImageAspectRatio="1.293" KLFImageOrigWidthCm="0.32" KLFImageOrigHeightCm="0.25" OOoLatexArgs="12§display§v_6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IsKLF="true" KLFInputLatex="e_0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ZV8w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67" KLFImageHeightPx="58" KLFImageWidthCm="0.45" KLFImageHeightCm="0.39" KLFImageAspectRatio="1.155" KLFImageOrigWidthCm="0.28" KLFImageOrigHeightCm="0.25" OOoLatexArgs="12§display§e_0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Object_20_with_20_no_20_fill_20_and_20_no_20_line">
      <style:graphic-properties IsKLF="true" KLFInputLatex="e_1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ZV8x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58" KLFImageHeightPx="58" KLFImageWidthCm="0.39" KLFImageHeightCm="0.39" KLFImageAspectRatio="1.000" KLFImageOrigWidthCm="0.25" KLFImageOrigHeightCm="0.25" OOoLatexArgs="12§display§e_1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IsKLF="true" KLFInputLatex="e_8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ZV84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67" KLFImageHeightPx="58" KLFImageWidthCm="0.45" KLFImageHeightCm="0.39" KLFImageAspectRatio="1.155" KLFImageOrigWidthCm="0.28" KLFImageOrigHeightCm="0.25" OOoLatexArgs="12§display§e_8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IsKLF="true" KLFInputLatex="e_7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ZV83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67" KLFImageHeightPx="58" KLFImageWidthCm="0.45" KLFImageHeightCm="0.39" KLFImageAspectRatio="1.155" KLFImageOrigWidthCm="0.28" KLFImageOrigHeightCm="0.25" OOoLatexArgs="12§display§e_7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IsKLF="true" KLFInputLatex="e_3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ZV8z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67" KLFImageHeightPx="58" KLFImageWidthCm="0.45" KLFImageHeightCm="0.39" KLFImageAspectRatio="1.155" KLFImageOrigWidthCm="0.28" KLFImageOrigHeightCm="0.25" OOoLatexArgs="12§display§e_3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IsKLF="true" KLFInputLatex="e_5" KLFInputMathMode="\begin{align*} ... \end{align*}" KLFInputPreamble="\usepackage{amsmath}&#10;\usepackage{amssymb}&#10;\usepackage{amsfonts}&#10;\usepackage{amsthm,mathtools, color, graphicx, mathrsfs,dsfont,wasysym}&#10;\usepackage{verbatim}&#10;&#10;\usepackage{physics}&#10;\usepackage{setspace}&#10;\usepackage{titling}&#10;\usepackage{nicefrac}&#10;\usepackage[sc]{mathpazo} %this one is for the font&#10;\usepackage[scaled]{helvet}&#10;\usepackage{faktor}&#10;\usepackage{eucal,mathrsfs,yhmath}&#10;" KLFInputFgColor="#000000" KLFInputBgColor="-" KLFInputDPI="600" KLFSettingsTBorderOffsetPsPt="0" KLFSettingsRBorderOffsetPsPt="0" KLFSettingsBBorderOffsetPsPt="0" KLFSettingsLBorderOffsetPsPt="0" KLFInputLatexBase64="ZV81" KLFInputMathModeBase64="XGJlZ2lue2FsaWduKn0gLi4uIFxlbmR7YWxpZ24qfQ==" KLFInputPreambleBase64="XHVzZXBhY2thZ2V7YW1zbWF0aH0KXHVzZXBhY2thZ2V7YW1zc3ltYn0KXHVzZXBhY2thZ2V7YW1zZm9udHN9Clx1c2VwYWNrYWdle2Ftc3RobSxtYXRodG9vbHMsIGNvbG9yLCBncmFwaGljeCwgbWF0aHJzZnMsZHNmb250LHdhc3lzeW19Clx1c2VwYWNrYWdle3ZlcmJhdGltfQoKXHVzZXBhY2thZ2V7cGh5c2ljc30KXHVzZXBhY2thZ2V7c2V0c3BhY2V9Clx1c2VwYWNrYWdle3RpdGxpbmd9Clx1c2VwYWNrYWdle25pY2VmcmFjfQpcdXNlcGFja2FnZVtzY117bWF0aHBhem99ICV0aGlzIG9uZSBpcyBmb3IgdGhlIGZvbnQKXHVzZXBhY2thZ2Vbc2NhbGVkXXtoZWx2ZXR9Clx1c2VwYWNrYWdle2Zha3Rvcn0KXHVzZXBhY2thZ2V7ZXVjYWwsbWF0aHJzZnMseWhtYXRofQo=" KLFInputFgColorBase64="IzAwMDAwMA==" KLFInputBgColorBase64="LQ==" KLFImageWidthPx="67" KLFImageHeightPx="58" KLFImageWidthCm="0.45" KLFImageHeightCm="0.39" KLFImageAspectRatio="1.155" KLFImageOrigWidthCm="0.28" KLFImageOrigHeightCm="0.25" OOoLatexArgs="12§display§e_5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opacity="4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opacity="59%"/>
      <style:paragraph-properties fo:text-align="center"/>
    </style:style>
    <style:style style:name="P5" style:family="paragraph">
      <loext:graphic-properties draw:opacity="65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4.206cm" svg:height="9.197cm" draw:transform="skewX (0.406138116939081) rotate (0.126536370769589) translate (3.73327886241382cm 2.34564363034901cm)" svg:viewBox="0 0 14207 9198" draw:points="0,3065 8929,9198 7306,3372 14207,0">
          <text:p/>
        </draw:polygon>
        <draw:line draw:style-name="gr2" draw:text-style-name="P2" draw:layer="layout" svg:x1="9.889cm" svg:y1="5.002cm" svg:x2="2.804cm" svg:y2="5.537cm">
          <text:p/>
        </draw:line>
        <draw:line draw:style-name="gr3" draw:text-style-name="P2" draw:layer="layout" svg:x1="7.664cm" svg:y1="7.607cm" svg:x2="8.139cm" svg:y2="6.54cm">
          <text:p/>
        </draw:line>
        <draw:line draw:style-name="gr3" draw:text-style-name="P2" draw:layer="layout" svg:x1="7.664cm" svg:y1="7.607cm" svg:x2="6.597cm" svg:y2="7.132cm">
          <text:p/>
        </draw:line>
        <draw:line draw:style-name="gr3" draw:text-style-name="P2" draw:layer="layout" svg:x1="10.266cm" svg:y1="4.307cm" svg:x2="11.159cm" svg:y2="3.554cm">
          <text:p/>
        </draw:line>
        <draw:line draw:style-name="gr3" draw:text-style-name="P2" draw:layer="layout" svg:x1="10.266cm" svg:y1="4.308cm" svg:x2="9.513cm" svg:y2="3.415cm">
          <text:p/>
        </draw:line>
        <draw:frame draw:style-name="gr4" draw:text-style-name="P3" draw:layer="layout" svg:width="0.51cm" svg:height="0.39cm" svg:x="6.823cm" svg:y="7.473cm">
          <draw:image xlink:href="Pictures/100000010000004B0000003A1F435288FCCEC3F0.png" xlink:type="simple" xlink:show="embed" xlink:actuate="onLoad" draw:mime-type="image/png">
            <text:p/>
          </draw:image>
        </draw:frame>
        <draw:frame draw:style-name="gr5" draw:text-style-name="P3" draw:layer="layout" svg:width="0.51cm" svg:height="0.39cm" svg:x="7.952cm" svg:y="7.139cm">
          <draw:image xlink:href="Pictures/100000010000004B0000003A3502FC4DCF8BA170.png" xlink:type="simple" xlink:show="embed" xlink:actuate="onLoad" draw:mime-type="image/png">
            <text:p/>
          </draw:image>
        </draw:frame>
        <draw:frame draw:style-name="gr6" draw:text-style-name="P3" draw:layer="layout" svg:width="0.62cm" svg:height="0.39cm" svg:x="9.223cm" svg:y="3.88cm">
          <draw:image xlink:href="Pictures/100000010000005C0000003AEAE9E9E2FBCA60B3.png" xlink:type="simple" xlink:show="embed" xlink:actuate="onLoad" draw:mime-type="image/png">
            <text:p/>
          </draw:image>
        </draw:frame>
        <draw:frame draw:style-name="gr7" draw:text-style-name="P3" draw:layer="layout" svg:width="0.62cm" svg:height="0.39cm" svg:x="11.153cm" svg:y="3.444cm">
          <draw:image xlink:href="Pictures/100000010000005C0000003A639FFCDD4C1EF55B.png" xlink:type="simple" xlink:show="embed" xlink:actuate="onLoad" draw:mime-type="image/png">
            <text:p/>
          </draw:image>
        </draw:frame>
        <draw:frame draw:style-name="gr8" draw:text-style-name="P3" draw:layer="layout" svg:width="0.781cm" svg:height="0.949cm" svg:x="8.473cm" svg:y="8.532cm">
          <draw:image xlink:href="Pictures/100000010000004B0000005CF21668F2669967B1.png" xlink:type="simple" xlink:show="embed" xlink:actuate="onLoad" draw:mime-type="image/png">
            <text:p/>
          </draw:image>
        </draw:frame>
        <draw:frame draw:style-name="gr9" draw:text-style-name="P3" draw:layer="layout" svg:width="0.783cm" svg:height="0.952cm" svg:x="12.429cm" svg:y="2.245cm">
          <draw:image xlink:href="Pictures/100000010000004B0000005C5961E45230130060.png" xlink:type="simple" xlink:show="embed" xlink:actuate="onLoad" draw:mime-type="image/png">
            <text:p/>
          </draw:image>
        </draw:frame>
        <draw:line draw:style-name="gr10" draw:text-style-name="P2" draw:layer="layout" svg:x1="7.349cm" svg:y1="7.225cm" svg:x2="7.349cm" svg:y2="5.32cm">
          <text:p/>
        </draw:line>
        <draw:line draw:style-name="gr10" draw:text-style-name="P2" draw:layer="layout" svg:x1="9.572cm" svg:y1="4.367cm" svg:x2="7.667cm" svg:y2="5.002cm">
          <text:p/>
        </draw:line>
        <draw:frame draw:style-name="gr11" draw:text-style-name="P3" draw:layer="layout" svg:width="0.711cm" svg:height="0.711cm" svg:x="6.62cm" svg:y="5.844cm">
          <draw:image xlink:href="Pictures/1000000100000064000000648054BA2EFE2C1B18.png" xlink:type="simple" xlink:show="embed" xlink:actuate="onLoad" draw:mime-type="image/png">
            <text:p/>
          </draw:image>
        </draw:frame>
        <draw:frame draw:style-name="gr12" draw:text-style-name="P3" draw:layer="layout" svg:width="0.711cm" svg:height="0.711cm" svg:x="8.084cm" svg:y="3.95cm">
          <draw:image xlink:href="Pictures/10000001000000640000006488CDF88BD6F7CB8E.png" xlink:type="simple" xlink:show="embed" xlink:actuate="onLoad" draw:mime-type="image/png">
            <text:p/>
          </draw:image>
        </draw:frame>
        <draw:frame draw:style-name="gr13" draw:text-style-name="P3" draw:layer="layout" svg:width="5.089cm" svg:height="0.863cm" svg:x="10.574cm" svg:y="5.092cm">
          <draw:image xlink:href="Pictures/100000010000025000000064CEAFE39C8D87B01C.png" xlink:type="simple" xlink:show="embed" xlink:actuate="onLoad" draw:mime-type="image/png">
            <text:p/>
          </draw:image>
        </draw:frame>
        <draw:polygon draw:style-name="gr14" draw:text-style-name="P4" draw:layer="layout" svg:width="11.746cm" svg:height="7.302cm" svg:x="4.81cm" svg:y="16.239cm" svg:viewBox="0 0 11747 7303" draw:points="0,2858 3175,0 9842,0 11747,4128 6667,7303 1587,6668">
          <text:p/>
        </draw:polygon>
        <draw:line draw:style-name="gr15" draw:text-style-name="P2" draw:layer="layout" svg:x1="7.985cm" svg:y1="16.239cm" svg:x2="10.207cm" svg:y2="19.097cm">
          <text:p/>
        </draw:line>
        <draw:line draw:style-name="gr15" draw:text-style-name="P2" draw:layer="layout" svg:x1="14.652cm" svg:y1="16.239cm" svg:x2="10.207cm" svg:y2="19.097cm">
          <text:p/>
        </draw:line>
        <draw:line draw:style-name="gr15" draw:text-style-name="P2" draw:layer="layout" svg:x1="4.81cm" svg:y1="19.097cm" svg:x2="10.207cm" svg:y2="19.097cm">
          <text:p/>
        </draw:line>
        <draw:line draw:style-name="gr15" draw:text-style-name="P2" draw:layer="layout" svg:x1="6.397cm" svg:y1="22.907cm" svg:x2="10.207cm" svg:y2="19.097cm">
          <text:p/>
        </draw:line>
        <draw:line draw:style-name="gr15" draw:text-style-name="P2" draw:layer="layout" svg:x1="16.557cm" svg:y1="20.367cm" svg:x2="10.208cm" svg:y2="19.097cm">
          <text:p/>
        </draw:line>
        <draw:line draw:style-name="gr15" draw:text-style-name="P2" draw:layer="layout" svg:x1="11.477cm" svg:y1="23.542cm" svg:x2="10.209cm" svg:y2="19.097cm">
          <text:p/>
        </draw:line>
        <draw:polygon draw:style-name="gr16" draw:text-style-name="P5" draw:layer="layout" svg:width="7.619cm" svg:height="4.761cm" svg:x="6.715cm" svg:y="17.192cm" svg:viewBox="0 0 7620 4762" draw:points="0,3492 952,635 4127,0 7620,1270 5715,4127 2222,4762">
          <text:p/>
        </draw:polygon>
        <draw:line draw:style-name="gr17" draw:text-style-name="P2" draw:layer="layout" svg:x1="4.81cm" svg:y1="19.097cm" svg:x2="1.952cm" svg:y2="16.874cm">
          <text:p/>
        </draw:line>
        <draw:line draw:style-name="gr17" draw:text-style-name="P2" draw:layer="layout" svg:x1="4.81cm" svg:y1="19.098cm" svg:x2="1.952cm" svg:y2="16.875cm">
          <text:p/>
        </draw:line>
        <draw:line draw:style-name="gr17" draw:text-style-name="P2" draw:layer="layout" svg:x1="4.81cm" svg:y1="19.099cm" svg:x2="1.635cm" svg:y2="21.002cm">
          <text:p/>
        </draw:line>
        <draw:line draw:style-name="gr17" draw:text-style-name="P2" draw:layer="layout" svg:x1="7.985cm" svg:y1="16.241cm" svg:x2="5.127cm" svg:y2="15.287cm">
          <text:p/>
        </draw:line>
        <draw:line draw:style-name="gr17" draw:text-style-name="P2" draw:layer="layout" svg:x1="17.51cm" svg:y1="17.192cm" svg:x2="14.652cm" svg:y2="16.238cm">
          <text:p/>
        </draw:line>
        <draw:line draw:style-name="gr17" draw:text-style-name="P2" draw:layer="layout" svg:x1="16.24cm" svg:y1="14.652cm" svg:x2="14.652cm" svg:y2="16.238cm">
          <text:p/>
        </draw:line>
        <draw:line draw:style-name="gr17" draw:text-style-name="P2" draw:layer="layout" svg:x1="18.145cm" svg:y1="21.319cm" svg:x2="16.557cm" svg:y2="20.367cm">
          <text:p/>
        </draw:line>
        <draw:line draw:style-name="gr17" draw:text-style-name="P2" draw:layer="layout" svg:x1="18.78cm" svg:y1="19.732cm" svg:x2="16.557cm" svg:y2="20.367cm">
          <text:p/>
        </draw:line>
        <draw:line draw:style-name="gr17" draw:text-style-name="P2" draw:layer="layout" svg:x1="19.732cm" svg:y1="21.002cm" svg:x2="16.558cm" svg:y2="20.368cm">
          <text:p/>
        </draw:line>
        <draw:line draw:style-name="gr17" draw:text-style-name="P2" draw:layer="layout" svg:x1="14.97cm" svg:y1="24.812cm" svg:x2="11.477cm" svg:y2="23.542cm">
          <text:p/>
        </draw:line>
        <draw:line draw:style-name="gr17" draw:text-style-name="P2" draw:layer="layout" svg:x1="12.43cm" svg:y1="26.082cm" svg:x2="11.478cm" svg:y2="23.542cm">
          <text:p/>
        </draw:line>
        <draw:line draw:style-name="gr17" draw:text-style-name="P2" draw:layer="layout" svg:x1="8.937cm" svg:y1="26.082cm" svg:x2="11.478cm" svg:y2="23.542cm">
          <text:p/>
        </draw:line>
        <draw:line draw:style-name="gr17" draw:text-style-name="P2" draw:layer="layout" svg:x1="3.222cm" svg:y1="24.495cm" svg:x2="6.397cm" svg:y2="22.907cm">
          <text:p/>
        </draw:line>
        <draw:line draw:style-name="gr17" draw:text-style-name="P2" draw:layer="layout" svg:x1="4.81cm" svg:y1="26.4cm" svg:x2="6.398cm" svg:y2="22.907cm">
          <text:p/>
        </draw:line>
        <draw:line draw:style-name="gr17" draw:text-style-name="P2" draw:layer="layout" svg:x1="7.35cm" svg:y1="26.717cm" svg:x2="6.398cm" svg:y2="22.908cm">
          <text:p/>
        </draw:line>
        <draw:line draw:style-name="gr17" draw:text-style-name="P2" draw:layer="layout" svg:x1="1.952cm" svg:y1="22.907cm" svg:x2="6.398cm" svg:y2="22.909cm">
          <text:p/>
        </draw:line>
        <draw:frame draw:style-name="gr18" draw:text-style-name="P3" draw:layer="layout" svg:width="0.659cm" svg:height="0.504cm" svg:x="10.307cm" svg:y="19.147cm">
          <draw:image xlink:href="Pictures/100000010000004B0000003A69D2F16AE2DB315D.png" xlink:type="simple" xlink:show="embed" xlink:actuate="onLoad" draw:mime-type="image/png">
            <text:p/>
          </draw:image>
        </draw:frame>
        <draw:frame draw:style-name="gr19" draw:text-style-name="P3" draw:layer="layout" svg:width="0.45cm" svg:height="0.39cm" svg:x="9.23cm" svg:y="16.929cm">
          <draw:image xlink:href="Pictures/10000001000000430000003ABFF5E18A18E6D617.png" xlink:type="simple" xlink:show="embed" xlink:actuate="onLoad" draw:mime-type="image/png">
            <text:p/>
          </draw:image>
        </draw:frame>
        <draw:line draw:style-name="gr20" draw:text-style-name="P2" draw:layer="layout" svg:x1="10.842cm" svg:y1="17.192cm" svg:x2="7.667cm" svg:y2="17.827cm">
          <text:p/>
        </draw:line>
        <draw:line draw:style-name="gr21" draw:text-style-name="P2" draw:layer="layout" svg:x1="6.715cm" svg:y1="20.685cm" svg:x2="7.667cm" svg:y2="17.827cm">
          <text:p/>
        </draw:line>
        <draw:line draw:style-name="gr22" draw:text-style-name="P2" draw:layer="layout" svg:x1="8.937cm" svg:y1="21.955cm" svg:x2="6.715cm" svg:y2="20.685cm">
          <text:p/>
        </draw:line>
        <draw:line draw:style-name="gr22" draw:text-style-name="P2" draw:layer="layout" svg:x1="8.946cm" svg:y1="21.964cm" svg:x2="12.43cm" svg:y2="21.32cm">
          <text:p/>
        </draw:line>
        <draw:line draw:style-name="gr23" draw:text-style-name="P2" draw:layer="layout" svg:x1="12.43cm" svg:y1="21.32cm" svg:x2="14.335cm" svg:y2="18.462cm">
          <text:p/>
        </draw:line>
        <draw:line draw:style-name="gr24" draw:text-style-name="P2" draw:layer="layout" svg:x1="10.842cm" svg:y1="17.192cm" svg:x2="14.335cm" svg:y2="18.462cm">
          <text:p/>
        </draw:line>
        <draw:frame draw:style-name="gr25" draw:text-style-name="P3" draw:layer="layout" svg:width="0.39cm" svg:height="0.39cm" svg:x="7.962cm" svg:y="21.675cm">
          <draw:image xlink:href="Pictures/100000010000003A0000003A81D4DA587EB5AB0F.png" xlink:type="simple" xlink:show="embed" xlink:actuate="onLoad" draw:mime-type="image/png">
            <text:p/>
          </draw:image>
        </draw:frame>
        <draw:frame draw:style-name="gr26" draw:text-style-name="P3" draw:layer="layout" svg:width="0.45cm" svg:height="0.39cm" svg:x="13.122cm" svg:y="17.608cm">
          <draw:image xlink:href="Pictures/10000001000000430000003A6EB37A9672025BB2.png" xlink:type="simple" xlink:show="embed" xlink:actuate="onLoad" draw:mime-type="image/png">
            <text:p/>
          </draw:image>
        </draw:frame>
        <draw:frame draw:style-name="gr27" draw:text-style-name="P3" draw:layer="layout" svg:width="0.45cm" svg:height="0.39cm" svg:x="10.404cm" svg:y="21.726cm">
          <draw:image xlink:href="Pictures/10000001000000430000003A1962F94A442E7D43.png" xlink:type="simple" xlink:show="embed" xlink:actuate="onLoad" draw:mime-type="image/png">
            <text:p/>
          </draw:image>
        </draw:frame>
        <draw:frame draw:style-name="gr28" draw:text-style-name="P3" draw:layer="layout" svg:width="0.45cm" svg:height="0.39cm" svg:x="6.516cm" svg:y="19.381cm">
          <draw:image xlink:href="Pictures/10000001000000430000003A1AFAE757F9768401.png" xlink:type="simple" xlink:show="embed" xlink:actuate="onLoad" draw:mime-type="image/png">
            <text:p/>
          </draw:image>
        </draw:frame>
        <draw:frame draw:style-name="gr29" draw:text-style-name="P3" draw:layer="layout" svg:width="0.45cm" svg:height="0.39cm" svg:x="13.201cm" svg:y="20.328cm">
          <draw:image xlink:href="Pictures/10000001000000430000003A6EA0D983496CE63A.png" xlink:type="simple" xlink:show="embed" xlink:actuate="onLoad" draw:mime-type="image/png">
            <text:p/>
          </draw:image>
        </draw:frame>
        <draw:circle draw:style-name="gr30" draw:text-style-name="P6" draw:layer="layout" svg:width="1.905cm" svg:height="1.905cm" draw:transform="rotate (1.91986217719376) translate (9.637cm 20.669cm)" draw:kind="arc" draw:start-angle="88.24" draw:end-angle="337.43">
          <text:p/>
        </draw:circle>
        <draw:custom-shape draw:style-name="gr31" draw:text-style-name="P7" draw:layer="layout" svg:width="0.318cm" svg:height="0.318cm" draw:transform="rotate (1.64060949687467) translate (10.012cm 18.6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2T23:56:16.935000000</meta:creation-date>
    <dc:date>2023-12-03T02:03:37.011000000</dc:date>
    <meta:editing-duration>PT36M27S</meta:editing-duration>
    <meta:editing-cycles>1</meta:editing-cycles>
    <meta:document-statistic meta:object-count="56"/>
    <meta:generator>LibreOffice/7.3.2.2$Windows_X86_64 LibreOffice_project/49f2b1bff42cfccbd8f788c8dc32c1c309559be0</meta:generator>
  </office:meta>
</office:document-meta>
</file>